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ableColumn3" style:family="table-column">
      <style:table-column-properties style:column-width="1.7687in"/>
    </style:style>
    <style:style style:name="TableColumn4" style:family="table-column">
      <style:table-column-properties style:column-width="1.7715in"/>
    </style:style>
    <style:style style:name="TableColumn5" style:family="table-column">
      <style:table-column-properties style:column-width="4.8236in"/>
    </style:style>
    <style:style style:name="TableColumn6" style:family="table-column">
      <style:table-column-properties style:column-width="1.5506in"/>
    </style:style>
    <style:style style:name="Table2" style:family="table">
      <style:table-properties style:width="9.914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4472C4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4472C4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Cell2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2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0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Cell34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3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Cell4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0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7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8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0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9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10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0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11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Projektjournal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ag</text:p>
          </table:table-cell>
          <table:table-cell table:style-name="TableCell10">
            <text:p text:style-name="P11">Phase</text:p>
          </table:table-cell>
          <table:table-cell table:style-name="TableCell12">
            <text:p text:style-name="P13">Aktivitäten</text:p>
          </table:table-cell>
          <table:table-cell table:style-name="TableCell14">
            <text:p text:style-name="P15">Nächster Schritt</text:p>
          </table:table-cell>
        </table:table-row>
        <table:table-row table:style-name="TableRow16">
          <table:table-cell table:style-name="TableCell17">
            <text:p text:style-name="P18">Erster (halb) Tag:<text:s/></text:p>
            <text:p text:style-name="P19">Mittwoch, 26.04.2017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Zweiter Tag:<text:s/></text:p>
            <text:p text:style-name="P29">Donnerstag, 27. 04.2017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Dritter Tag:<text:s/></text:p>
            <text:p text:style-name="P39">Freitag, 28. 04.2017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Vierter Tag:<text:s/></text:p>
            <text:p text:style-name="P49">Montag, 01.05.2017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Fünfter Tag:<text:s/></text:p>
            <text:p text:style-name="P59">Dienstag, 02.05.2017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Sechster Tag:<text:s/></text:p>
            <text:p text:style-name="P69">Mittwoch, 03.05.2017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Siebter Tag:<text:s/></text:p>
            <text:p text:style-name="P79">Donnerstag, 04.05.2017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chter Tag:<text:s/></text:p>
            <text:p text:style-name="P89">Freitag, 05.05.2017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Neunter Tag:<text:s/></text:p>
            <text:p text:style-name="P99">Montag, 08.05.2017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Zehnter Tag:<text:s/></text:p>
            <text:p text:style-name="P109">Dienstag,<text:s/>09.05.2017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Elfter (halb) Tag:<text:s/></text:p>
            <text:p text:style-name="P119">Mittwoch, 10.05.2017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e Sager</meta:initial-creator>
    <dc:creator>Nicole Sager</dc:creator>
    <meta:creation-date>2017-04-26T15:52:00Z</meta:creation-date>
    <dc:date>2017-04-26T16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68" meta:character-count="496" meta:row-count="3" meta:non-whitespace-character-count="429"/>
  </office:meta>
</office:document-meta>
</file>